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style:font-name="Calibri" fo:font-weight="bold" style:font-weight-asian="bold" style:font-weight-complex="bold"/>
    </style:style>
    <style:style style:name="P2" style:family="paragraph" style:parent-style-name="Preformatted_20_Text">
      <style:text-properties style:font-name="Calibri"/>
    </style:style>
    <style:style style:name="P3" style:family="paragraph" style:parent-style-name="Text_20_body">
      <style:text-properties style:font-name="Calibri" fo:font-weight="bold" style:font-weight-asian="bold" style:font-weight-complex="bold"/>
    </style:style>
    <style:style style:name="P4" style:family="paragraph" style:parent-style-name="Text_20_body">
      <style:text-properties style:font-name="Calibri"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rtualBox-Faire communiquer 2 machines virtuelles (sur le même hôte)</text:p>
      <text:p text:style-name="P4">Penser à désactiver les pare-feux !!</text:p>
      <text:p text:style-name="P3">Si les deux machines sont sur le même hôte, il faut configurer le réseau</text:p>
      <text:p text:style-name="P3">Pour cela, on utilise le réseau interne.</text:p>
      <text:p text:style-name="P3">-Ouvrir la configuration des machines</text:p>
      <text:p text:style-name="P3">-onglet réseau, choisir réseau interne.</text:p>
      <text:p text:style-name="P3">-Mettre le même nom de réseau pour les deux machines.</text:p>
      <text:p text:style-name="P3"/>
      <text:p text:style-name="P3">Lancer les machines.</text:p>
      <text:p text:style-name="P3">Sur la machine serveur, donner l'adresse IP et le masque suivants : </text:p>
      <text:p text:style-name="P3">Adresse Ip :<text:tab/>192.168.X.0 </text:p>
      <text:p text:style-name="P3"/>
      <text:p text:style-name="P3">Masque : <text:tab/>255.255.255.0</text:p>
      <text:p text:style-name="P3"/>
      <text:p text:style-name="P3">Sur les hôtes du réseau, saisir l'adresse IP et le masque suivants :</text:p>
      <text:p text:style-name="P3"/>
      <text:p text:style-name="P3">Adresse IP : <text:tab/>192.168.X.Y</text:p>
      <text:p text:style-name="P3"><text:tab/><text:tab/>(X est le numéro du poste hôte et Y est le numéro de poste virtuel sur le réseau)</text:p>
      <text:p text:style-name="P3">Masque :<text:tab/>255.255.255.0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Fiche de procédure<text:tab/><text:tab/></text:p>
      </style:header>
      <style:footer>
        <text:p text:style-name="Footer">Faire communiquer 2 machines virtuelles<text:tab/><text:tab/>Page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0T10:14:11.61</meta:creation-date>
    <dc:date>2016-02-03T11:13:16.92</dc:date>
    <meta:editing-duration>PT2H59M30S</meta:editing-duration>
    <meta:editing-cycles>26</meta:editing-cycles>
    <meta:generator>OpenOffice/4.1.1$Win32 OpenOffice.org_project/411m6$Build-9775</meta:generator>
    <meta:document-statistic meta:table-count="0" meta:image-count="0" meta:object-count="0" meta:page-count="1" meta:paragraph-count="17" meta:word-count="126" meta:character-count="749"/>
  </office:meta>
</office:document-meta>
</file>